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Elegy for an alternate self</text:h>
      <text:p text:style-name="Text_20_body">Say there are no words. Say that we are conjoined<text:line-break/>from birth, or better still, say we are myself.<text:line-break/>---But I still talk to myself, I build my world<text:line-break/>through language, so if we say there are no words<text:line-break/>this is not enough. Say we are instead some animal,<text:line-break/>or better yet, a plant, or a flagellum motoring<text:line-break/>aimlessly around. (Say that humans are the only things<text:line-break/>that reason. Say that we're the only things that worry.)</text:p>
      <text:p text:style-name="Text_20_body">Say that I am separate. To say there's everything else<text:line-break/>and then there's me is wrong. Each thing is separate:<text:line-break/>there is no whole in the world. Say this is both good<text:line-break/>and bad, or rather, say there is no good or bad but only<text:line-break/>being, more and more of it always added, none taken out<text:line-break/>though it can be forgotten. Say that forgetting<text:line-break/>is a function of our remembering. (Say that humans only<text:line-break/>worry about separation. Say that only humans feel it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gy for an alternate self</dc:title>
  </office:meta>
</office:document-meta>
</file>